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beration Sans" svg:font-family="Liberation Sans"/>
    <style:font-face style:name="Times New Roman" svg:font-family="Times New Roman"/>
  </office:font-face-decls>
  <office:automatic-styles>
    <style:style style:name="T1" style:family="text">
      <style:text-properties fo:color="#000000" style:font-name="Liberation Sans" fo:font-size="17pt" fo:language="en" fo:country="US" fo:font-weight="bold"/>
    </style:style>
    <style:style style:name="T2" style:family="text">
      <style:text-properties fo:color="#000000" style:font-name="Liberation Sans" fo:font-size="14pt" fo:language="en" fo:country="US" fo:font-weight="bold"/>
    </style:style>
    <style:style style:name="T3" style:family="text">
      <style:text-properties fo:color="#000000" style:font-name="Times New Roman" fo:font-size="12pt" fo:language="en" fo:country="US" fo:font-weight="normal"/>
    </style:style>
    <style:style style:name="T4" style:family="text">
      <style:text-properties style:font-name="Times New Roman" fo:font-size="12pt" fo:language="en" fo:country="US" fo:font-weight="normal"/>
    </style:style>
    <style:style style:name="T5" style:family="text">
      <style:text-properties fo:language="en" fo:country="US"/>
    </style:style>
    <style:style style:name="P2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fo:color="#000000" style:font-name="Times New Roman" fo:font-size="12pt" fo:language="en" fo:country="US" fo:font-weight="normal"/>
    </style:style>
    <style:style style:name="P3" style:family="paragraph" style:parent-style-name="Heading 2">
      <style:paragraph-properties fo:text-align="left" fo:text-indent="0.0000in" fo:line-height="100%" fo:margin-left="0.0000in" fo:margin-right="0.0000in" fo:margin-top="0.3056in" fo:margin-bottom="0.0417in" style:writing-mode="lr"/>
      <style:text-properties fo:color="#000000" style:font-name="Liberation Sans" fo:font-size="14pt" fo:language="en" fo:country="US" fo:font-weight="bold"/>
    </style:style>
    <style:style style:name="P4" style:family="paragraph" style:parent-style-name="Normal">
      <style:paragraph-properties fo:text-align="left" fo:text-indent="0.0000in" fo:line-height="100%" fo:margin-left="0.0000in" fo:margin-right="0.0000in" fo:margin-top="0.0000in" fo:margin-bottom="0.0000in" style:writing-mode="lr"/>
      <style:text-properties style:font-name="Times New Roman" fo:font-size="12pt" fo:language="en" fo:country="US" fo:font-weight="normal"/>
    </style:style>
    <style:style style:name="P5" style:family="paragraph" style:parent-style-name="Heading 2">
      <style:paragraph-properties style:writing-mode="lr"/>
      <style:text-properties fo:language="en" fo:country="US"/>
    </style:style>
    <style:style style:name="P6" style:family="paragraph" style:parent-style-name="Normal">
      <style:paragraph-properties style:writing-mode="lr"/>
      <style:text-properties fo:language="en" fo:country="US"/>
    </style:style>
    <style:style style:name="P1" style:family="paragraph" style:parent-style-name="Heading 1">
      <style:text-properties fo:color="#000000" style:font-name="Liberation Sans" fo:font-size="17pt" fo:language="en" fo:country="US" fo:font-weight="bold"/>
    </style:style>
    <style:style style:name="Sect1" style:family="section"/>
    <style:page-layout style:name="PLayout2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  <style:page-layout style:name="Standard">
      <style:page-layout-properties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body>
    <office:text>
      <text:section text:style-name="Sect1" text:name="Section1">
        <text:p text:style-name="P1"><text:span text:style-name="T1">UC: Share points.</text:span></text:p>
        <text:p text:style-name="P2"/>
        <text:p text:style-name="P3"><text:span text:style-name="T2">Usage:</text:span></text:p>
        <text:p text:style-name="P2"><text:span text:style-name="T3">Entities can share points, that is one point belongs to both entities.</text:span></text:p>
        <text:p text:style-name="P2"><text:span text:style-name="T3">If a shared point is modified all entities that share that point are modified.</text:span></text:p>
        <text:p text:style-name="P2"><text:span text:style-name="T3">If two or more entities have a point in common (same position within a given tolerance) but are not shared use this command to share the point.</text:span></text:p>
        <text:p text:style-name="P3"><text:span text:style-name="T2">Menu:</text:span></text:p>
        <text:p text:style-name="P2">Modify =&gt; Share points</text:p>
        <text:p text:style-name="P3"><text:span text:style-name="T2">Command:</text:span></text:p>
        <text:p text:style-name="P2"><text:span text:style-name="T3">share</text:span></text:p>
        <text:p text:style-name="P3"><text:span text:style-name="T2">Precondition:</text:span></text:p>
        <text:p text:style-name="P4"><text:span text:style-name="T4">- An open drawing in the editor.</text:span></text:p>
        <text:p text:style-name="P4"><text:span text:style-name="T4">- two or more entities that have a point on the same position.</text:span></text:p>
        <text:p text:style-name="P4"/>
        <text:p text:style-name="P3"><text:span text:style-name="T2">Postcondition:</text:span></text:p>
        <text:p text:style-name="P4"><text:span text:style-name="T4">- The identified point on all selected entities are shared.</text:span></text:p>
        <text:p text:style-name="P4"><text:span text:style-name="T4">- If the old points have no relation with other objects they are erase.</text:span></text:p>
        <text:p text:style-name="P3"><text:span text:style-name="T5">Pseudo code:</text:span></text:p>
        <text:p text:style-name="P4"><text:span text:style-name="T3">prompt: "Select two or more entities that have a common point ..."</text:span></text:p>
        <text:p text:style-name="P4"><text:span text:style-name="T4">if selected_entities &gt; 1 then</text:span></text:p>
        <text:p text:style-name="P4"><text:span text:style-name="T4"><text:tab/>if common_points == 0 then</text:span></text:p>
        <text:p text:style-name="P4"><text:span text:style-name="T4"><text:tab/><text:tab/>abort: </text:span><text:span text:style-name="T3">"No common points found."</text:span></text:p>
        <text:p text:style-name="P4"><text:span text:style-name="T3"><text:tab/>else if common_points == 1 then</text:span></text:p>
        <text:p text:style-name="P4"><text:span text:style-name="T3"><text:tab/><text:tab/>share_points</text:span></text:p>
        <text:p text:style-name="P4"><text:span text:style-name="T3"><text:tab/>else</text:span></text:p>
        <text:p text:style-name="P4"><text:span text:style-name="T3"><text:tab/><text:tab/>prompt: "Select a point to share ..."</text:span></text:p>
        <text:p text:style-name="P4"><text:span text:style-name="T3"><text:tab/><text:tab/>if user_select_point then</text:span></text:p>
        <text:p text:style-name="P4"><text:span text:style-name="T3"><text:tab/><text:tab/><text:tab/>share_point</text:span></text:p>
        <text:p text:style-name="P4"><text:span text:style-name="T3"><text:tab/><text:tab/>fi</text:span></text:p>
        <text:p text:style-name="P4"><text:span text:style-name="T3"><text:tab/>fi</text:span></text:p>
        <text:p text:style-name="P4"><text:span text:style-name="T3">else</text:span></text:p>
        <text:p text:style-name="P4"><text:span text:style-name="T3"><text:tab/>abort: "At least two entities are needed to operate."</text:span></text:p>
        <text:p text:style-name="P4"><text:span text:style-name="T3">fi</text:span></text:p>
        <text:p text:style-name="P4"/>
        <text:p text:style-name="P5">Remarks:</text:p>
        <text:p text:style-name="P6">All selected entities must have a common point otherwise the command fail.</text:p>
        <text:p text:style-name="P6">The tolerance is a drawing property that is not asked for input with this command.</text:p>
        <text:p text:style-name="P6">The tolerance must be smaller than the smallest distance between two points on the same line.</text:p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Liberation Sans"/>
    <style:font-face style:name="Times New Roman" svg:font-family="Times New Roman"/>
  </office:font-face-decls>
  <office:styles>
    <style:style style:name="Reference" style:family="text" style:next-style-name="Reference">
      <style:text-properties fo:font-size="10pt"/>
    </style:style>
    <style:style style:name="Normal" style:family="paragraph" style:next-style-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  <style:style style:name="Heading 1" style:family="paragraph" style:parent-style-name="Normal" style:next-style-name="Normal">
      <style:paragraph-properties fo:margin-top="22pt" fo:margin-bottom="3pt"/>
      <style:text-properties style:font-name="Liberation Sans" fo:font-size="17pt" fo:font-weight="bold"/>
    </style:style>
    <style:style style:name="Heading 2" style:family="paragraph" style:parent-style-name="Normal" style:next-style-name="Normal">
      <style:paragraph-properties fo:margin-top="22pt" fo:margin-bottom="3pt"/>
      <style:text-properties style:font-name="Liberation Sans" fo:font-size="14pt" fo:font-weight="bold"/>
    </style:style>
  </office:styles>
  <office:automatic-styles>
    <style:page-layout style:name="Standard">
      <style:page-layout-properties fo:page-width="8.500000in" fo:page-height="11.000000in" style:print-orientation="portrait" fo:margin-top="1.270000cm" fo:margin-bottom="1.270000cm" fo:margin-left="1.000000in" fo:margin-right="1.000000in"/>
      <style:header-style>
        <style:header-footer-properties svg:height="1.270000cm"/>
      </style:header-style>
      <style:footer-style>
        <style:header-footer-properties svg:height="1.270000cm"/>
      </style:footer-style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